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05cm" svg:height="9.67cm" svg:x="0.995cm" svg:y="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.9cm" svg:height="0.806cm" svg:x="1cm" svg:y="-0.006cm">
          <draw:text-box>
            <text:p text:style-name="P2"><text:span text:style-name="T1">Time, sec</text:span></text:p>
          </draw:text-box>
        </draw:frame>
        <draw:frame draw:style-name="gr3" draw:text-style-name="P5" draw:layer="layout" svg:width="21cm" svg:height="0.806cm" svg:x="0cm" svg:y="0cm">
          <draw:text-box>
            <text:p text:style-name="P4"><text:span text:style-name="T2">Size (C)</text:span></text:p>
          </draw:text-box>
        </draw:frame>
        <draw:frame draw:style-name="gr1" draw:text-style-name="P1" draw:layer="layout" svg:width="18.822cm" svg:height="9.1cm" svg:x="1cm" svg:y="1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5" draw:layer="layout" svg:width="19cm" svg:height="1cm" svg:x="0.8cm" svg:y="10.4cm">
          <draw:text-box>
            <text:p text:style-name="P4"><text:span text:style-name="T2">Size (B)</text:span></text:p>
          </draw:text-box>
        </draw:frame>
        <draw:frame draw:style-name="gr1" draw:text-style-name="P1" draw:layer="layout" svg:width="18.709cm" svg:height="10.6cm" svg:x="1.3cm" svg:y="19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5" draw:layer="layout" svg:width="19cm" svg:height="1cm" svg:x="1cm" svg:y="19.6cm">
          <draw:text-box>
            <text:p text:style-name="P4"><text:span text:style-name="T2">Size 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2:07:32.339359569</meta:creation-date>
    <dc:date>2019-02-11T13:11:12.944405880</dc:date>
    <meta:editing-duration>PT2M47S</meta:editing-duration>
    <meta:editing-cycles>1</meta:editing-cycles>
    <meta:document-statistic meta:object-count="7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06cm" svg:height="9.671cm" xlink:href="." xlink:type="simple" chart:class="chart:bar" chart:style-name="ch1">
        <chart:legend chart:legend-position="end" svg:x="15.887cm" svg:y="2.793cm" style:legend-expansion="high" chart:style-name="ch2"/>
        <chart:plot-area chart:style-name="ch3" chart:data-source-has-labels="both" svg:x="0.374cm" svg:y="0.193cm" svg:width="15.139cm" svg:height="9.285cm">
          <chartooo:coordinate-region svg:x="1.842cm" svg:y="0.392cm" svg:width="13.671cm" svg:height="8.43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series chart:style-name="ch10" chart:values-cell-range-address="local-table.$E$2:.$E$10" chart:label-cell-address="local-table.$E$1" chart:class="chart:bar">
            <chart:data-point chart:repeated="9"/>
          </chart:series>
          <chart:series chart:style-name="ch11" chart:values-cell-range-address="local-table.$F$2:.$F$10" chart:label-cell-address="local-table.$F$1" chart:class="chart:bar">
            <chart:data-point chart:repeated="9"/>
          </chart:series>
          <chart:series chart:style-name="ch12" chart:values-cell-range-address="local-table.$G$2:.$G$10" chart:label-cell-address="local-table.$G$1" chart:class="chart:bar">
            <chart:data-point chart:repeated="9"/>
          </chart:series>
          <chart:series chart:style-name="ch13" chart:values-cell-range-address="local-table.$H$2:.$H$10" chart:label-cell-address="local-table.$H$1" chart:class="chart:bar">
            <chart:data-point chart:repeated="9"/>
          </chart:series>
          <chart:series chart:style-name="ch14" chart:values-cell-range-address="local-table.$I$2:.$I$10" chart:label-cell-address="local-table.$I$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omp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826.472666666667">
                <text:p>826.472666666667</text:p>
              </table:table-cell>
              <table:table-cell office:value-type="float" office:value="747.854666666667">
                <text:p>747.854666666667</text:p>
              </table:table-cell>
              <table:table-cell office:value-type="float" office:value="1886.31466666667">
                <text:p>1886.31466666667</text:p>
              </table:table-cell>
              <table:table-cell office:value-type="float" office:value="1842.42733333333">
                <text:p>1842.42733333333</text:p>
              </table:table-cell>
              <table:table-cell office:value-type="float" office:value="337.978666666667">
                <text:p>337.978666666667</text:p>
              </table:table-cell>
              <table:table-cell office:value-type="float" office:value="369.717666666667">
                <text:p>369.717666666667</text:p>
              </table:table-cell>
              <table:table-cell office:value-type="float" office:value="349.372">
                <text:p>349.372</text:p>
              </table:table-cell>
              <table:table-cell office:value-type="float" office:value="336.194">
                <text:p>336.194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89.171666666667">
                <text:p>189.171666666667</text:p>
              </table:table-cell>
              <table:table-cell office:value-type="float" office:value="171.076666666667">
                <text:p>171.076666666667</text:p>
              </table:table-cell>
              <table:table-cell office:value-type="float" office:value="168.903">
                <text:p>168.903</text:p>
              </table:table-cell>
              <table:table-cell office:value-type="float" office:value="160.907333333333">
                <text:p>160.907333333333</text:p>
              </table:table-cell>
              <table:table-cell office:value-type="float" office:value="95.4613333333333">
                <text:p>95.4613333333333</text:p>
              </table:table-cell>
              <table:table-cell office:value-type="float" office:value="102.724333333333">
                <text:p>102.724333333333</text:p>
              </table:table-cell>
              <table:table-cell office:value-type="float" office:value="107.419333333333">
                <text:p>107.419333333333</text:p>
              </table:table-cell>
              <table:table-cell office:value-type="float" office:value="96.6986666666667">
                <text:p>96.698666666666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287.163333333333">
                <text:p>287.163333333333</text:p>
              </table:table-cell>
              <table:table-cell office:value-type="float" office:value="284.891333333333">
                <text:p>284.891333333333</text:p>
              </table:table-cell>
              <table:table-cell office:value-type="float" office:value="286.102333333333">
                <text:p>286.102333333333</text:p>
              </table:table-cell>
              <table:table-cell office:value-type="float" office:value="284.922666666667">
                <text:p>284.922666666667</text:p>
              </table:table-cell>
              <table:table-cell office:value-type="float" office:value="86.888">
                <text:p>86.888</text:p>
              </table:table-cell>
              <table:table-cell office:value-type="float" office:value="90.009">
                <text:p>90.009</text:p>
              </table:table-cell>
              <table:table-cell office:value-type="float" office:value="92.32">
                <text:p>92.32</text:p>
              </table:table-cell>
              <table:table-cell office:value-type="float" office:value="86.1423333333333">
                <text:p>86.142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214.221666666667">
                <text:p>214.221666666667</text:p>
              </table:table-cell>
              <table:table-cell office:value-type="float" office:value="192.975666666667">
                <text:p>192.975666666667</text:p>
              </table:table-cell>
              <table:table-cell office:value-type="float" office:value="191.547">
                <text:p>191.547</text:p>
              </table:table-cell>
              <table:table-cell office:value-type="float" office:value="191.783666666667">
                <text:p>191.783666666667</text:p>
              </table:table-cell>
              <table:table-cell office:value-type="float" office:value="74.5473333333333">
                <text:p>74.5473333333333</text:p>
              </table:table-cell>
              <table:table-cell office:value-type="float" office:value="76.7943333333333">
                <text:p>76.7943333333333</text:p>
              </table:table-cell>
              <table:table-cell office:value-type="float" office:value="84.5106666666667">
                <text:p>84.5106666666667</text:p>
              </table:table-cell>
              <table:table-cell office:value-type="float" office:value="74.3306666666667">
                <text:p>74.330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3.555">
                <text:p>23.555</text:p>
              </table:table-cell>
              <table:table-cell office:value-type="float" office:value="23.496">
                <text:p>23.496</text:p>
              </table:table-cell>
              <table:table-cell office:value-type="float" office:value="23.6546666666667">
                <text:p>23.6546666666667</text:p>
              </table:table-cell>
              <table:table-cell office:value-type="float" office:value="23.5283333333333">
                <text:p>23.5283333333333</text:p>
              </table:table-cell>
              <table:table-cell office:value-type="float" office:value="8.284">
                <text:p>8.284</text:p>
              </table:table-cell>
              <table:table-cell office:value-type="float" office:value="8.505">
                <text:p>8.505</text:p>
              </table:table-cell>
              <table:table-cell office:value-type="float" office:value="8.70566666666667">
                <text:p>8.70566666666667</text:p>
              </table:table-cell>
              <table:table-cell office:value-type="float" office:value="8.41933333333333">
                <text:p>8.419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564.880666666667">
                <text:p>564.880666666667</text:p>
              </table:table-cell>
              <table:table-cell office:value-type="float" office:value="531.113333333333">
                <text:p>531.113333333333</text:p>
              </table:table-cell>
              <table:table-cell office:value-type="float" office:value="567.855">
                <text:p>567.855</text:p>
              </table:table-cell>
              <table:table-cell office:value-type="float" office:value="555.173333333333">
                <text:p>555.173333333333</text:p>
              </table:table-cell>
              <table:table-cell office:value-type="float" office:value="501.599">
                <text:p>501.599</text:p>
              </table:table-cell>
              <table:table-cell office:value-type="float" office:value="537.504333333333">
                <text:p>537.504333333333</text:p>
              </table:table-cell>
              <table:table-cell office:value-type="float" office:value="545.094">
                <text:p>545.094</text:p>
              </table:table-cell>
              <table:table-cell office:value-type="float" office:value="501.138">
                <text:p>501.138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54.0536666666667">
                <text:p>54.0536666666667</text:p>
              </table:table-cell>
              <table:table-cell office:value-type="float" office:value="48.564">
                <text:p>48.564</text:p>
              </table:table-cell>
              <table:table-cell office:value-type="float" office:value="55.2716666666667">
                <text:p>55.2716666666667</text:p>
              </table:table-cell>
              <table:table-cell office:value-type="float" office:value="43.454">
                <text:p>43.454</text:p>
              </table:table-cell>
              <table:table-cell office:value-type="float" office:value="30.281">
                <text:p>30.281</text:p>
              </table:table-cell>
              <table:table-cell office:value-type="float" office:value="34.2513333333333">
                <text:p>34.2513333333333</text:p>
              </table:table-cell>
              <table:table-cell office:value-type="float" office:value="29.9143333333333">
                <text:p>29.9143333333333</text:p>
              </table:table-cell>
              <table:table-cell office:value-type="float" office:value="30.035">
                <text:p>30.035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39.212333333333">
                <text:p>439.212333333333</text:p>
              </table:table-cell>
              <table:table-cell office:value-type="float" office:value="401.524666666667">
                <text:p>401.524666666667</text:p>
              </table:table-cell>
              <table:table-cell office:value-type="float" office:value="459.917666666667">
                <text:p>459.917666666667</text:p>
              </table:table-cell>
              <table:table-cell office:value-type="float" office:value="480.64">
                <text:p>480.64</text:p>
              </table:table-cell>
              <table:table-cell office:value-type="float" office:value="371.530666666667">
                <text:p>371.530666666667</text:p>
              </table:table-cell>
              <table:table-cell office:value-type="float" office:value="418.517666666667">
                <text:p>418.517666666667</text:p>
              </table:table-cell>
              <table:table-cell office:value-type="float" office:value="356.056333333333">
                <text:p>356.056333333333</text:p>
              </table:table-cell>
              <table:table-cell office:value-type="float" office:value="361.113333333333">
                <text:p>361.11333333333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324.400666666667">
                <text:p>324.400666666667</text:p>
              </table:table-cell>
              <table:table-cell office:value-type="float" office:value="272.061333333333">
                <text:p>272.061333333333</text:p>
              </table:table-cell>
              <table:table-cell office:value-type="float" office:value="780.259">
                <text:p>780.259</text:p>
              </table:table-cell>
              <table:table-cell office:value-type="float" office:value="759.449333333333">
                <text:p>759.449333333333</text:p>
              </table:table-cell>
              <table:table-cell office:value-type="float" office:value="444.166666666667">
                <text:p>444.166666666667</text:p>
              </table:table-cell>
              <table:table-cell office:value-type="float" office:value="450.545333333333">
                <text:p>450.545333333333</text:p>
              </table:table-cell>
              <table:table-cell office:value-type="float" office:value="445.713666666667">
                <text:p>445.713666666667</text:p>
              </table:table-cell>
              <table:table-cell office:value-type="float" office:value="413.808666666667">
                <text:p>413.808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23cm" svg:height="9.101cm" xlink:href="." xlink:type="simple" chart:class="chart:bar" chart:style-name="ch1">
        <chart:legend chart:legend-position="end" svg:x="16.004cm" svg:y="2.508cm" style:legend-expansion="high" chart:style-name="ch2"/>
        <chart:plot-area chart:style-name="ch3" chart:data-source-has-labels="both" svg:x="0.376cm" svg:y="0.182cm" svg:width="15.252cm" svg:height="8.737cm">
          <chartooo:coordinate-region svg:x="1.659cm" svg:y="0.381cm" svg:width="13.969cm" svg:height="7.89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series chart:style-name="ch10" chart:values-cell-range-address="local-table.$E$2:.$E$11" chart:label-cell-address="local-table.$E$1" chart:class="chart:bar">
            <chart:data-point chart:repeated="10"/>
          </chart:series>
          <chart:series chart:style-name="ch11" chart:values-cell-range-address="local-table.$F$2:.$F$11" chart:label-cell-address="local-table.$F$1" chart:class="chart:bar">
            <chart:data-point chart:repeated="10"/>
          </chart:series>
          <chart:series chart:style-name="ch12" chart:values-cell-range-address="local-table.$G$2:.$G$11" chart:label-cell-address="local-table.$G$1" chart:class="chart:bar">
            <chart:data-point chart:repeated="10"/>
          </chart:series>
          <chart:series chart:style-name="ch13" chart:values-cell-range-address="local-table.$H$2:.$H$11" chart:label-cell-address="local-table.$H$1" chart:class="chart:bar">
            <chart:data-point chart:repeated="10"/>
          </chart:series>
          <chart:series chart:style-name="ch14" chart:values-cell-range-address="local-table.$I$2:.$I$11" chart:label-cell-address="local-table.$I$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202.579666666667">
                <text:p>202.579666666667</text:p>
              </table:table-cell>
              <table:table-cell office:value-type="float" office:value="182.315">
                <text:p>182.315</text:p>
              </table:table-cell>
              <table:table-cell office:value-type="float" office:value="618.399">
                <text:p>618.399</text:p>
              </table:table-cell>
              <table:table-cell office:value-type="float" office:value="702.572">
                <text:p>702.572</text:p>
              </table:table-cell>
              <table:table-cell office:value-type="float" office:value="94.0133333333333">
                <text:p>94.0133333333333</text:p>
              </table:table-cell>
              <table:table-cell office:value-type="float" office:value="95.823">
                <text:p>95.823</text:p>
              </table:table-cell>
              <table:table-cell office:value-type="float" office:value="96.0013333333333">
                <text:p>96.0013333333333</text:p>
              </table:table-cell>
              <table:table-cell office:value-type="float" office:value="92.262">
                <text:p>92.262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1cm" svg:height="10.601cm" xlink:href="." xlink:type="simple" chart:class="chart:bar" chart:style-name="ch1">
        <chart:legend chart:legend-position="end" svg:x="15.891cm" svg:y="3.258cm" style:legend-expansion="high" chart:style-name="ch2"/>
        <chart:plot-area chart:style-name="ch3" chart:data-source-has-labels="both" svg:x="0.374cm" svg:y="0.212cm" svg:width="15.143cm" svg:height="10.177cm">
          <chartooo:coordinate-region svg:x="1.286cm" svg:y="0.412cm" svg:width="14.231cm" svg:height="9.3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series chart:style-name="ch10" chart:values-cell-range-address="local-table.$E$2:.$E$11" chart:label-cell-address="local-table.$E$1" chart:class="chart:bar">
            <chart:data-point chart:repeated="10"/>
          </chart:series>
          <chart:series chart:style-name="ch11" chart:values-cell-range-address="local-table.$F$2:.$F$11" chart:label-cell-address="local-table.$F$1" chart:class="chart:bar">
            <chart:data-point chart:repeated="10"/>
          </chart:series>
          <chart:series chart:style-name="ch12" chart:values-cell-range-address="local-table.$G$2:.$G$11" chart:label-cell-address="local-table.$G$1" chart:class="chart:bar">
            <chart:data-point chart:repeated="10"/>
          </chart:series>
          <chart:series chart:style-name="ch13" chart:values-cell-range-address="local-table.$H$2:.$H$11" chart:label-cell-address="local-table.$H$1" chart:class="chart:bar">
            <chart:data-point chart:repeated="10"/>
          </chart:series>
          <chart:series chart:style-name="ch14" chart:values-cell-range-address="local-table.$I$2:.$I$11" chart:label-cell-address="local-table.$I$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0.0563333333333333">
                <text:p>0.0563333333333333</text:p>
              </table:table-cell>
              <table:table-cell office:value-type="float" office:value="0.053">
                <text:p>0.053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0.156333333333333">
                <text:p>0.156333333333333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993333333333333">
                <text:p>0.0993333333333333</text:p>
              </table:table-cell>
              <table:table-cell office:value-type="float" office:value="0.105333333333333">
                <text:p>0.1053333333333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376666666666667">
                <text:p>0.0376666666666667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813333333333333">
                <text:p>0.0813333333333333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743333333333333">
                <text:p>0.0743333333333333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0536666666666667">
                <text:p>0.0536666666666667</text:p>
              </table:table-cell>
              <table:table-cell office:value-type="float" office:value="0.053">
                <text:p>0.053</text:p>
              </table:table-cell>
              <table:table-cell office:value-type="float" office:value="0.0523333333333333">
                <text:p>0.052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703333333333333">
                <text:p>0.0703333333333333</text:p>
              </table:table-cell>
              <table:table-cell office:value-type="float" office:value="0.0716666666666667">
                <text:p>0.0716666666666667</text:p>
              </table:table-cell>
              <table:table-cell office:value-type="float" office:value="0.0746666666666667">
                <text:p>0.0746666666666667</text:p>
              </table:table-cell>
              <table:table-cell office:value-type="float" office:value="0.0733333333333334">
                <text:p>0.0733333333333334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74">
                <text:p>1.174</text:p>
              </table:table-cell>
              <table:table-cell office:value-type="float" office:value="1.128">
                <text:p>1.128</text:p>
              </table:table-cell>
              <table:table-cell office:value-type="float" office:value="0.444333333333333">
                <text:p>0.444333333333333</text:p>
              </table:table-cell>
              <table:table-cell office:value-type="float" office:value="0.522666666666667">
                <text:p>0.522666666666667</text:p>
              </table:table-cell>
              <table:table-cell office:value-type="float" office:value="0.497666666666667">
                <text:p>0.497666666666667</text:p>
              </table:table-cell>
              <table:table-cell office:value-type="float" office:value="0.466333333333333">
                <text:p>0.4663333333333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112">
                <text:p>0.112</text:p>
              </table:table-cell>
              <table:table-cell office:value-type="float" office:value="0.107666666666667">
                <text:p>0.107666666666667</text:p>
              </table:table-cell>
              <table:table-cell office:value-type="float" office:value="0.139">
                <text:p>0.139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0.069">
                <text:p>0.069</text:p>
              </table:table-cell>
              <table:table-cell office:value-type="float" office:value="0.104">
                <text:p>0.104</text:p>
              </table:table-cell>
              <table:table-cell office:value-type="float" office:value="0.112333333333333">
                <text:p>0.1123333333333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396666666666667">
                <text:p>0.0396666666666667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0763333333333333">
                <text:p>0.076333333333333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0.11">
                <text:p>0.11</text:p>
              </table:table-cell>
              <table:table-cell office:value-type="float" office:value="1.29233333333333">
                <text:p>1.29233333333333</text:p>
              </table:table-cell>
              <table:table-cell office:value-type="float" office:value="0.0706666666666667">
                <text:p>0.0706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005">
                <text:p>0.005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0.0406666666666667">
                <text:p>0.0406666666666667</text:p>
              </table:table-cell>
              <table:table-cell office:value-type="float" office:value="0.038">
                <text:p>0.038</text:p>
              </table:table-cell>
              <table:table-cell office:value-type="float" office:value="0.09">
                <text:p>0.09</text:p>
              </table:table-cell>
              <table:table-cell office:value-type="float" office:value="0.029">
                <text:p>0.029</text:p>
              </table:table-cell>
              <table:table-cell office:value-type="float" office:value="0.055">
                <text:p>0.05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019">
                <text:p>0.019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294666666666667">
                <text:p>0.294666666666667</text:p>
              </table:table-cell>
              <table:table-cell office:value-type="float" office:value="0.353">
                <text:p>0.353</text:p>
              </table:table-cell>
              <table:table-cell office:value-type="float" office:value="0.211">
                <text:p>0.211</text:p>
              </table:table-cell>
              <table:table-cell office:value-type="float" office:value="0.121">
                <text:p>0.121</text:p>
              </table:table-cell>
              <table:table-cell office:value-type="float" office:value="0.0953333333333333">
                <text:p>0.0953333333333333</text:p>
              </table:table-cell>
              <table:table-cell office:value-type="float" office:value="0.127666666666667">
                <text:p>0.12766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355666666666667">
                <text:p>0.355666666666667</text:p>
              </table:table-cell>
              <table:table-cell office:value-type="float" office:value="0.302333333333333">
                <text:p>0.302333333333333</text:p>
              </table:table-cell>
              <table:table-cell office:value-type="float" office:value="1.26333333333333">
                <text:p>1.26333333333333</text:p>
              </table:table-cell>
              <table:table-cell office:value-type="float" office:value="1.488">
                <text:p>1.488</text:p>
              </table:table-cell>
              <table:table-cell office:value-type="float" office:value="1.31766666666667">
                <text:p>1.317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559">
                <text:p>1.559</text:p>
              </table:table-cell>
              <table:table-cell office:value-type="float" office:value="1.309">
                <text:p>1.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